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1" table:formula="of:= [.C1] * 9.80665" office:value-type="float" office:value="117.6798" calcext:value-type="float">
            <text:p>117,67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ho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D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(2*[.C2]/[.C3])^(0.5)" office:value-type="float" office:value="13.8329052730322" calcext:value-type="float">
            <text:p>13,8329052730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 cine</text:p>
          </table:table-cell>
          <table:table-cell table:formula="of:=15.6*0.00001" office:value-type="float" office:value="0.000156" calcext:value-type="float">
            <text:p>0,0001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 table:formula="of:=[.C4]*[.E3]/[.C5]" office:value-type="float" office:value="11172.7311820645" calcext:value-type="float">
            <text:p>11172,73118206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15:41:32.076581100</meta:creation-date>
    <dc:date>2026-01-20T15:46:01.221066600</dc:date>
    <meta:editing-duration>PT4M29S</meta:editing-duration>
    <meta:editing-cycles>1</meta:editing-cycles>
    <meta:document-statistic meta:table-count="1" meta:cell-count="13" meta:object-count="0"/>
    <meta:generator>LibreOffice/25.2.7.2$Windows_X86_64 LibreOffice_project/5cbfd1ab6520636bb5f7b99185aa69bd7456825d</meta:generator>
  </office:meta>
</office:document-meta>
</file>